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draw:fill="none" fo:min-height="0.86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4cm"/>
    </style:style>
    <style:style style:name="P1" style:family="paragraph">
      <style:paragraph-properties fo:margin-left="0cm" fo:margin-right="0cm" fo:text-align="center" fo:text-indent="0cm"/>
      <style:text-properties fo:font-size="11pt" fo:language="de" fo:country="DE" style:font-size-asian="13pt" style:font-size-complex="13pt"/>
    </style:style>
    <style:style style:name="P2" style:family="paragraph">
      <style:paragraph-properties fo:text-align="center"/>
      <style:text-properties fo:font-size="11pt" fo:language="de" fo:country="DE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1pt" fo:language="de" fo:country="DE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1pt" fo:language="de" fo:country="DE" style:text-underline-style="none" fo:font-weight="bold" style:font-weight-asian="bold" style:font-weight-complex="bold"/>
    </style:style>
    <style:style style:name="P6" style:family="paragraph">
      <style:paragraph-properties fo:text-align="center"/>
      <style:text-properties fo:font-size="11pt" fo:language="de" fo:country="DE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P9" style:family="paragraph">
      <style:paragraph-properties fo:margin-left="0cm" fo:margin-right="0cm" fo:text-align="center" fo:text-indent="0cm"/>
      <style:text-properties fo:font-size="11pt" fo:language="de" fo:country="DE" fo:font-weight="bold" style:font-weight-asian="bold" style:font-weight-complex="bold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text-inden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1pt" fo:language="de" fo:country="DE" style:font-size-asian="13pt" style:font-size-complex="13pt"/>
    </style:style>
    <style:style style:name="T2" style:family="text">
      <style:text-properties fo:font-size="11pt" fo:language="de" fo:country="DE" fo:font-weight="bold" style:font-size-asian="14pt" style:font-weight-asian="bold" style:font-size-complex="14pt" style:font-weight-complex="bold"/>
    </style:style>
    <style:style style:name="T3" style:family="text">
      <style:text-properties fo:font-size="11pt" fo:language="de" fo:country="DE" style:font-size-asian="14pt" style:font-size-complex="14pt"/>
    </style:style>
    <style:style style:name="T4" style:family="text">
      <style:text-properties fo:font-size="11pt" fo:language="de" fo:country="DE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1pt" fo:language="de" fo:country="DE" style:text-underline-style="none" fo:font-weight="bold" style:font-weight-asian="bold" style:font-weight-complex="bold"/>
    </style:style>
    <style:style style:name="T6" style:family="text">
      <style:text-properties fo:font-size="11pt" fo:language="de" fo:country="DE" fo:font-style="italic" style:font-size-asian="14pt" style:font-style-asian="italic" style:font-size-complex="14pt" style:font-style-complex="italic"/>
    </style:style>
    <style:style style:name="T7" style:family="text">
      <style:text-properties fo:font-size="11pt" fo:language="de" fo:country="DE" fo:font-weight="bold" style:font-weight-asian="bold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7.285cm" svg:height="3.25cm" svg:x="2.725cm" svg:y="12.99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6.615cm" svg:height="8.637cm" svg:x="11.969cm" svg:y="13.31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2" draw:layer="layout" svg:width="5.846cm" svg:height="0.927cm" svg:x="3.409cm" svg:y="3.883cm">
          <text:p text:style-name="P3"><text:span text:style-name="T1">Get command line opt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11" draw:layer="layout" svg:width="5.846cm" svg:height="1.557cm" svg:x="3.409cm" svg:y="1.348cm">
          <text:p text:style-name="P3"><text:span text:style-name="T1">Get global settings</text:span></text:p>
          <text:p text:style-name="P3"><text:span text:style-name="T1">from files in</text:span></text:p>
          <text:p text:style-name="P3"><text:span text:style-name="T1">(~/.OpenFli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4" draw:layer="layout" svg:width="6.032cm" svg:height="1.901cm" svg:x="12.248cm" svg:y="14.629cm">
          <text:p text:style-name="P3"><text:span text:style-name="T2">Initialize plugin</text:span></text:p>
          <text:p text:style-name="P3"><text:span text:style-name="T3"/></text:p>
          <text:p text:style-name="P3"><text:span text:style-name="T4">BaseInterface::</text:span></text:p>
          <text:p text:style-name="P3"><text:span text:style-name="T4">initializePlugi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3.81cm" svg:height="0.885cm" svg:x="13.409cm" svg:y="13.288cm">
          <draw:text-box>
            <text:p text:style-name="P3"><text:span text:style-name="T5">Plugins</text:span></text:p>
          </draw:text-box>
        </draw:frame>
        <draw:custom-shape draw:style-name="gr5" draw:text-style-name="P1" draw:layer="layout" svg:width="5.846cm" svg:height="1.71cm" svg:x="3.54cm" svg:y="13.26cm">
          <text:p text:style-name="P3"><text:span text:style-name="T1">Load plugin,</text:span></text:p>
          <text:p text:style-name="P3"><text:span text:style-name="T1">Connect interfaces</text:span></text:p>
          <text:p text:style-name="P3"><text:span text:style-name="T1">(signals/slot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1" draw:id="id2" draw:layer="layout" svg:width="5.846cm" svg:height="1.27cm" svg:x="3.452cm" svg:y="17.472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6" draw:layer="layout" svg:x1="6.367cm" svg:y1="16.24cm" svg:x2="6.375cm" svg:y2="17.472cm" draw:start-shape="id1" draw:start-glue-point="6" draw:end-shape="id2" draw:end-glue-point="0" svg:d="m6367 16240v617h8v615">
          <text:p/>
        </draw:connector>
        <draw:custom-shape draw:style-name="gr3" draw:text-style-name="P4" draw:id="id9" draw:layer="layout" svg:width="6.015cm" svg:height="2.454cm" svg:x="12.275cm" svg:y="19.128cm">
          <text:p text:style-name="P3"><text:span text:style-name="T2">Load global</text:span></text:p>
          <text:p text:style-name="P3"><text:span text:style-name="T2">plugin settings from ini</text:span></text:p>
          <text:p text:style-name="P3"><text:span text:style-name="T3"/></text:p>
          <text:p text:style-name="P3"><text:span text:style-name="T6">INIInterface::</text:span></text:p>
          <text:p text:style-name="P3"><text:span text:style-name="T6">loadIniFileOption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9.255cm" svg:y1="18.203cm" svg:x2="12.324cm" svg:y2="18.203cm" draw:end-shape="id3" svg:d="m9255 18203h3069">
          <text:p/>
        </draw:connector>
        <draw:connector draw:style-name="gr7" draw:text-style-name="P7" draw:layer="layout" svg:x1="6.375cm" svg:y1="18.742cm" svg:x2="6.364cm" svg:y2="19.712cm" draw:start-shape="id2" draw:start-glue-point="2" draw:end-shape="id4" draw:end-glue-point="0" svg:d="m6375 18742v486h-11v484">
          <text:p/>
        </draw:connector>
        <draw:custom-shape draw:style-name="gr3" draw:text-style-name="P1" draw:id="id5" draw:layer="layout" svg:width="5.846cm" svg:height="0.815cm" svg:x="3.444cm" svg:y="5.655cm">
          <text:p text:style-name="P3"><text:span text:style-name="T1">Initialize Q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6" draw:layer="layout" svg:width="5.846cm" svg:height="1.25cm" svg:x="3.448cm" svg:y="7.255cm">
          <text:p text:style-name="P3"><text:span text:style-name="T1">Initialize scenegraph/</text:span></text:p>
          <text:p text:style-name="P3"><text:span text:style-name="T1">object syste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6.367cm" svg:y1="6.47cm" svg:x2="6.371cm" svg:y2="7.255cm" draw:start-shape="id5" draw:start-glue-point="6" draw:end-shape="id6" draw:end-glue-point="4" svg:d="m6367 6470v393h4v392">
          <text:p/>
        </draw:connector>
        <draw:custom-shape draw:style-name="gr3" draw:text-style-name="P1" draw:id="id7" draw:layer="layout" svg:width="5.846cm" svg:height="0.934cm" svg:x="3.448cm" svg:y="9.255cm">
          <text:p text:style-name="P3"><text:span text:style-name="T1">Creat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id="id8" draw:layer="layout" svg:width="5.846cm" svg:height="0.996cm" svg:x="3.448cm" svg:y="11.055cm">
          <text:p text:style-name="P3"><text:span text:style-name="T1">Setup logg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6.371cm" svg:y1="8.505cm" svg:x2="6.371cm" svg:y2="9.255cm" draw:start-shape="id6" draw:end-shape="id7" draw:end-glue-point="0" svg:d="m6371 8505v750">
          <text:p/>
        </draw:connector>
        <draw:connector draw:style-name="gr7" draw:text-style-name="P2" draw:layer="layout" svg:x1="6.371cm" svg:y1="10.189cm" svg:x2="6.371cm" svg:y2="11.055cm" draw:start-shape="id7" draw:start-glue-point="2" draw:end-shape="id8" svg:d="m6371 10189v866">
          <text:p/>
        </draw:connector>
        <draw:connector draw:style-name="gr7" draw:text-style-name="P7" draw:layer="layout" svg:x1="6.371cm" svg:y1="12.051cm" svg:x2="6.367cm" svg:y2="12.99cm" draw:start-shape="id8" draw:start-glue-point="2" draw:end-shape="id1" draw:end-glue-point="4" svg:d="m6371 12051v470h-4v469">
          <text:p/>
        </draw:connector>
        <draw:custom-shape draw:style-name="gr3" draw:text-style-name="P8" draw:id="id3" draw:layer="layout" svg:width="6.032cm" svg:height="1.16cm" svg:x="12.324cm" svg:y="17.623cm">
          <text:p text:style-name="P3"><text:span text:style-name="T4">BaseInterface::</text:span></text:p>
          <text:p text:style-name="P3"><text:span text:style-name="T4">pluginsInitialize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10" draw:layer="layout" svg:width="5.846cm" svg:height="0.934cm" svg:x="3.448cm" svg:y="22.555cm">
          <text:p text:style-name="P3"><text:span text:style-name="T1">Finalize GU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3.495cm" svg:height="1.116cm" svg:x="6.395cm" svg:y="16.24cm">
          <draw:text-box>
            <text:p text:style-name="P3"><text:span text:style-name="T7">All plugins have</text:span></text:p>
            <text:p text:style-name="P3"><text:span text:style-name="T7">been initialized</text:span></text:p>
          </draw:text-box>
        </draw:frame>
        <draw:frame draw:style-name="gr9" draw:text-style-name="P11" draw:layer="layout" svg:width="2.407cm" svg:height="0.683cm" draw:transform="rotate (1.5707963267946) translate (2.757cm 16.01cm)">
          <draw:text-box>
            <text:p text:style-name="P10"><text:span text:style-name="T8">Per plugin</text:span></text:p>
          </draw:text-box>
        </draw:frame>
        <draw:custom-shape draw:style-name="gr6" draw:text-style-name="P1" draw:id="id4" draw:layer="layout" svg:width="5.846cm" svg:height="1.27cm" svg:x="3.441cm" svg:y="19.712cm">
          <text:p text:style-name="P3"><text:span text:style-name="T1">Per plugi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7" draw:layer="layout" svg:x1="9.287cm" svg:y1="20.347cm" svg:x2="12.275cm" svg:y2="20.355cm" draw:start-shape="id4" draw:start-glue-point="7" draw:end-shape="id9" svg:d="m9287 20347h1494v8h1494">
          <text:p/>
        </draw:connector>
        <draw:connector draw:style-name="gr7" draw:text-style-name="P7" draw:layer="layout" svg:x1="6.364cm" svg:y1="20.982cm" svg:x2="6.371cm" svg:y2="22.555cm" draw:start-shape="id4" draw:end-shape="id10" svg:d="m6364 20982v787h7v786">
          <text:p/>
        </draw:connector>
        <draw:connector draw:style-name="gr7" draw:text-style-name="P7" draw:layer="layout" draw:type="line" svg:x1="6.331cm" svg:y1="2.905cm" svg:x2="6.331cm" svg:y2="3.883cm" draw:start-shape="id11" draw:start-glue-point="6" draw:end-shape="id12" draw:end-glue-point="4" svg:d="m6331 2905v978">
          <text:p/>
        </draw:connector>
        <draw:connector draw:style-name="gr7" draw:text-style-name="P7" draw:layer="layout" draw:type="line" svg:x1="6.332cm" svg:y1="4.81cm" svg:x2="6.367cm" svg:y2="5.655cm" draw:start-shape="id12" draw:start-glue-point="6" draw:end-shape="id5" draw:end-glue-point="4" svg:d="m6332 4810 35 845">
          <text:p/>
        </draw:connector>
        <draw:line draw:style-name="gr7" draw:text-style-name="P7" draw:layer="layout" svg:x1="6.38cm" svg:y1="15.605cm" svg:x2="12.095cm" svg:y2="15.605cm">
          <text:p/>
        </draw:line>
        <draw:line draw:style-name="gr7" draw:text-style-name="P7" draw:layer="layout" svg:x1="6.415cm" svg:y1="14.97cm" svg:x2="6.415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09-02-04T11:12:07</meta:creation-date>
    <dc:date>2011-02-23T12:30:49</dc:date>
    <meta:editing-cycles>18</meta:editing-cycles>
    <meta:editing-duration>PT01H26M59S</meta:editing-duration>
    <meta:document-statistic meta:object-count="31"/>
    <meta:user-defined meta:name="Info 1"/>
    <meta:user-defined meta:name="Info 2"/>
    <meta:user-defined meta:name="Info 3"/>
    <meta:user-defined meta:name="Info 4"/>
  </office:meta>
</office:document-meta>
</file>